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cccff" draw:fill-color="#47b8b8" draw:textarea-horizontal-align="center" draw:textarea-vertical-align="top"/>
    </style:style>
    <style:style style:name="gr2" style:family="graphic" style:parent-style-name="standard">
      <style:graphic-properties svg:stroke-color="#ccccff" draw:fill-color="#ccccff" draw:textarea-horizontal-align="center" draw:textarea-vertical-align="middle"/>
    </style:style>
    <style:style style:name="gr3" style:family="graphic" style:parent-style-name="standard">
      <style:graphic-properties svg:stroke-color="#eb613d" draw:fill-color="#eb613d" draw:textarea-horizontal-align="center" draw:textarea-vertical-align="middle"/>
    </style:style>
    <style:style style:name="gr4" style:family="graphic" style:parent-style-name="standard">
      <style:graphic-properties svg:stroke-color="#ccccff" draw:fill-color="#ffd320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8pt" style:font-size-asian="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8pt" style:font-size-asian="8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概要図" draw:style-name="dp1" draw:master-page-name="標準">
        <office:forms form:automatic-focus="false" form:apply-design-mode="false"/>
        <draw:rect draw:style-name="gr1" draw:text-style-name="P1" draw:layer="layout" svg:width="10.5cm" svg:height="2.8cm" svg:x="5.423cm" svg:y="14.259cm">
          <text:p text:style-name="P1">ストレージ媒体</text:p>
        </draw:rect>
        <draw:rect draw:style-name="gr2" draw:text-style-name="P1" draw:layer="layout" svg:width="10.5cm" svg:height="1.5cm" svg:x="5.423cm" svg:y="10cm">
          <text:p text:style-name="P2"><text:span text:style-name="T1">アプリケーション</text:span></text:p>
        </draw:rect>
        <draw:rect draw:style-name="gr3" draw:text-style-name="P3" draw:layer="layout" svg:width="10.5cm" svg:height="0.9cm" svg:x="5.423cm" svg:y="11.6cm">
          <text:p text:style-name="P3"><text:span text:style-name="T2">ストレージサービスインタフェース</text:span></text:p>
        </draw:rect>
        <draw:rect draw:style-name="gr4" draw:text-style-name="P1" draw:layer="layout" svg:width="10.5cm" svg:height="1.5cm" svg:x="5.423cm" svg:y="12.626cm">
          <text:p text:style-name="P2"><text:span text:style-name="T1">ストレージサービスインタフェース実装</text:span></text:p>
        </draw:rect>
        <draw:custom-shape draw:style-name="gr5" draw:text-style-name="P4" draw:layer="layout" svg:width="2cm" svg:height="1.5cm" svg:x="5.923cm" svg:y="15.026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2cm" svg:height="1.5cm" svg:x="8.423cm" svg:y="15.026cm">
          <text:p text:style-name="P2">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2cm" svg:height="1.5cm" svg:x="10.923cm" svg:y="15.026cm">
          <text:p text:style-name="P2">Network</text:p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2cm" svg:height="1.5cm" svg:x="13.423cm" svg:y="15.026cm">
          <text:p text:style-name="P2">etc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線の終点_20_1" draw:display-name="線の終点 1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'MS P ゴシック'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32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7-27T18:49:23</meta:creation-date>
    <dc:date>2008-03-27T00:08:02</dc:date>
    <meta:editing-cycles>22</meta:editing-cycles>
    <meta:editing-duration>PT11H45M5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